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text:p text:style-name="Normal"/>
      <text:p text:style-name="Normal"/>
      <text:p text:style-name="Normal">In the end... I’m not saying that this node is finished, but it feels like it. In the end... We didn’t resort to magic. In the end the progression is so much slower than we thought... But... Maybe that’s for the best. Maybe it feels more natural like this. That’s what I’m hoping.</text:p>
      <text:p text:style-name="Normal"/>
      <text:p text:style-name="Normal"/>
      <text:p text:style-name="Normal">Node 4: I’m struggling to get a certain feeling across. Uncertainty? Doubt? Some sort of regret for lying to you... Do I want it to weigh on her conscience? Or is that overdoing it?</text:p>
      <text:p text:style-name="Normal">What do I want?</text:p>
      <text:p text:style-name="Normal">I see... I want it to not come out of nowhere, and to actually feel important, that she wants to stop lying to you.</text:p>
      <text:p text:style-name="Normal">Make it not come out of nowhere, huh? Glad you were explicit, now we have more options at our disposals.</text:p>
      <text:p text:style-name="Normal">It’s more complex than we thought. We don’t really have that many places to set that up, that’s the main problem. Essentially, while I thought we could do it at the end of node 3, as things stand node 4 is our only option. I... Don’t really want to-</text:p>
      <text:p text:style-name="Normal">Then let’s not do it directly. Let’s do it indirectly. Instead of telling throughout node 4 how she wants to stop lying to you, let her enjoy being herself around you. Let her enjoy being herself around you.</text:p>
      <text:p text:style-name="Normal">That will require some adjustments.</text:p>
      <text:p text:style-name="Normal">I am aware.</text:p>
      <text:p text:style-name="Normal"/>
      <text:p text:style-name="Normal"/>
      <text:p text:style-name="Normal">Let’s talk. Node 4... It didn’t change much, in the end. All we did was add a little more subtlety. You could probably study the changes better than me, dear reader. We both have access to the previous Git commits, but I don’t have the will to go through them. But, that’s not what I wanted to talk about. What do we do from now on? Despite what we thought, we do have a lead from the past: there was exactly one instance where we got past this particular episode, though in a different form. In that previous instance, in a different file, we started introducing confusion. So, I’m wondering, should we do so now too?</text:p>
      <text:p text:style-name="Normal">We have the skills to avoid the emotional whiplash, or even better, to play on it. But, there are infinitely many other things we could try out. Wanna think?</text:p>
      <text:p text:style-name="Normal">Hadn’t we come up with something for this, in this file? Let’s see...</text:p>
      <text:p text:style-name="Normal">結局同じことじゃねえか。Convergence towards an idea. No, let’s not divagate.</text:p>
      <text:p text:style-name="Normal">Still. Let’s think of the other options. First, the polar opposite: an immediate and good ending. Unsatisfactory, after this entire build-up. What about a continuation of their love story? Having it slowly grow? Of course, neither this nor the previous one matches the song, so both are a no-go anyway.</text:p>
      <text:p text:style-name="Normal">It’s strange. Now that I’ve thought of this path, I’m unsure anything else would satisfy me.</text:p>
      <text:p text:style-name="Normal"/>
      <text:p text:style-name="Normal">For no reason in particular, I felt intrigued by a title I’d seen often, “The old man and the sea”, so I searched it up. Ernest Hemingway. I... ended up being curious about the author, and made a brief Wikipedia search. And, a quote of his piqued my attention. Something about leaving things unsaid. Something about knowing to play with the emotions between the lines. I guess... I’ll pay more attention to that.</text:p>
      <text:p text:style-name="Normal"/>
      <text:p text:style-name="Normal">あのさ。どうする？</text:p>
      <text:p text:style-name="Normal">We commit, and we see what comes of it.</text:p>
      <text:p text:style-name="Normal">Then, before we move, it’s important we understand exactly what we want.</text:p>
      <text:p text:style-name="Normal">I want the winds to change, and I want “that girl” to make her first appearance. The first half of the first part has concluded, time for the second act.</text:p>
      <text:p text:style-name="Normal">There’s a question I must ask you before we can proceed: how did the second day end?</text:p>
      <text:p text:style-name="Normal">It ends the way we’ve always wanted to end it: second time was not the charm. Did she cry herself to sleep? Would she? Excellent question: would she? She would. And, we’ve entered a field we’re unfamiliar with now.</text:p>
      <text:p text:style-name="Normal"/>
      <text:p text:style-name="Normal"/>
      <text:p text:style-name="Normal"/>
      <text:p text:style-name="Normal">Oh. Right. I’m going to make you taste loneliness in this node, aren’t I? This will be my revenge on you, reader, on this world that left me in it. A petty revenge that I’ll need to exact, because I feel like it’s important. I want to share it with you, because it will make sweet things sweeter.</text:p>
      <text:p text:style-name="Normal"/>
      <text:p text:style-name="Normal">Loneliness. How do we create it? 意外と難しいですね。How do I make you feel it, understand it? No, I’m... aiming for something else. I was thinking of what exactly made me lonely, how I felt lonely. Nowadays, I don’t care that much about it, but there was a time when it hurt a lot, to be alone in a sea of people. No, let’s be more precise: it hurt a lot, to be alone when others weren’t. There were others like me who were also alone, but we never made any effort to approach one another. If we could have, we would have approached others, already. And... There were times when I did. Only, they never amounted to anything. you could genuinely ask me when was the last time I’d made a friend, and if you were to add the constraint “excluding from school”, then I... I would have to dig deep in my memories. Not that I’d exactly made a lot of friends in school...</text:p>
      <text:p text:style-name="Normal">あのさ、食わせないかもしれない。 I can’t just hit you with loneliness like that, out of nowhere. Like every other feeling, like every other emotional state, I have to earn it, to build it up.</text:p>
      <text:p text:style-name="Normal">In this specific case, I have two ways of doing it, or rather, there’s two things I have to use here: <text:span text:style-name="T1">you</text:span>, and the school.</text:p>
      <text:p text:style-name="Normal">And I feel like I <text:span text:style-name="T2">have</text:span> to use them both, for some reason. This suddenly went from being an emotional work to a technical one. Well, it’s still emotional, but we have to engineer it. I absolutely hated the sound of that last sentence. You’re an artist, before anything else. You make art, you create. You don’t engineer. And our current task is to create an emotion.</text:p>
      <text:p text:style-name="Normal">それでも、方法を見つけたい。</text:p>
      <text:p text:style-name="Normal"/>
      <text:p text:style-name="Normal">寂しさってこんなにくだらなかったっけ？ I see... It was a bit more melodramatic in my mind. And yet, yes, it was like this.</text:p>
      <text:p text:style-name="Normal">What do we do? It seems I’m impatient. I have to change that.</text:p>
      <text:p text:style-name="Normal"/>
      <text:p text:style-name="Normal">I’m actually at a loss. I don’t know what to do. Put simply, I don’t know how to make you feel loneliness.　どうすればいいの？</text:p>
      <text:p text:style-name="Normal">Should we break down what loneliness is?</text:p>
      <text:p text:style-name="Normal">Before we do that, this is our greatest challenge yet, as a writer. To master the magic of emotions first. Real magic before imaginary magic. I want to be able to do it. So, tell me, what is loneliness?</text:p>
      <text:p text:style-name="Normal"/>
      <text:p text:style-name="Normal">I’m not particularly sad when I’m alone. It really depends on the situation. If I were alone in a desert, the cold earth against my back and a branch of the Milky Way watching over me, I would only feel a little lonely, because I would want to share this moment with someone... close to me.</text:p>
      <text:p text:style-name="Normal">What happened was, as I was thinking of what it was, things came to mind, and I just had to write them down on the story, not here. Okay but the real question is: how the fuck did I even come up with that thing with Time? How did I do that? I did that? I did... How did I do it?</text:p>
      <text:p text:style-name="Normal">Because you had music. Music guides us, as you’ve once remarked. It inspires us, even when it doesn’t have lyrics. A custom playlist containing four songs by Tom Day: Who We Want To Be, Crossroads, Echoes, and Going Home.</text:p>
      <text:p text:style-name="Normal">But, it wasn’t just music. Music really just sets an atmosphere in our heart. How you came up with that thing with Time, that was all you. No, I’d go even further: that was very much something you’d do. I liked it a lot. Well done.</text:p>
      <text:p text:style-name="Normal">Loneliness won’t be expressed or shared in just a few paragraphs. It’s going to take this entire node, and every node until the end of part 1.</text:p>
      <text:p text:style-name="Normal"/>
      <text:p text:style-name="Normal">Pacing. We can’t take things too slow either. I have yet to introduce the elements of “confusion” I’d meant to use. あの娘。</text:p>
      <text:p text:style-name="Normal">そうか。 Let me put here the contents of the throwaway file I wrote. I think I understood the cause of my writer’s block.</text:p>
      <text:p text:style-name="Normal">“My name is Harmony. I want to make of writing my passion. I want to lose myself in it, all the while retaining full control of myself. I want to enter the flow state, the zone. So, I’ll do my very best to achieve that. My absolute best.</text:p>
      <text:p text:style-name="Normal"/>
      <text:p text:style-name="Normal">Usually, if something was wrong, you’d come talk to me. What’s wrong?</text:p>
      <text:p text:style-name="Normal">I’m not sure. I don’t like how I’m writing. Is it the entire node that I don’t like? I’m not sure. Am I being too impatient, and am feeling that things should happen more quickly? Should I take it easy, and not self-impose made-up rules? How should I write? Is not having access to music really crippling me?</text:p>
      <text:p text:style-name="Normal">One thing’s for certain: I’m not liking how things are going. I’m not sure why, but I’m not liking them. Am I trying too hard at something? There’s something I’m trying too hard to do, isn’t there? What is it? わからない。</text:p>
      <text:p text:style-name="Normal">Art is expression of self, and the reason music helps is that it brings out our true self, it makes us not care about anything but what we write, but what we say. Art is an expression of self, but I wrote to fulfil some agenda. I didn’t write to express myself, did I? Or rather, I’m not expressing myself as I write, am I? I’m putting down the words, but the words don’t come from my soul. That’s what’s wrong, isn’t it. Music... Is it a coincidence that music and muse are such similar words? Music... I never thought about its etymology, but it’s even more glaring in French: musique, et muse. -ique is a form that really is only used to make an adverb out of a noun... Who...? Who came up with the word “music”? Who was the genius thousands of years ahead of their tim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